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3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6" style:family="table-cell" style:parent-style-name="Default" style:data-style-name="N52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Ruby概要・環境構築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Rubyプログラミング基礎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データ型と演算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制御構文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配列・ハッシュ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メソッド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オブジェクト指向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number-columns-repeated="101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8:01:23.141000000</meta:creation-date>
    <dc:date>2022-09-05T18:31:10.520000000</dc:date>
    <meta:editing-duration>PT2H43M1S</meta:editing-duration>
    <meta:editing-cycles>10</meta:editing-cycles>
    <meta:generator>LibreOffice/7.2.3.2$Windows_X86_64 LibreOffice_project/d166454616c1632304285822f9c83ce2e660fd92</meta:generator>
    <meta:document-statistic meta:table-count="1" meta:cell-count="40" meta:object-count="0"/>
  </office:meta>
</office:document-meta>
</file>